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0.2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34.294cm"/>
    </style:style>
    <style:style style:name="ro1" style:family="table-row">
      <style:table-row-properties style:row-height="1.289cm" fo:break-before="auto" style:use-optimal-row-height="fals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58cm" fo:break-before="auto" style:use-optimal-row-height="false"/>
    </style:style>
    <style:style style:name="ta1" style:family="table" style:master-page-name="PageStyle_5f_Macros_20_1_20_i_20_2">
      <style:table-properties table:display="true" style:writing-mode="lr-tb"/>
    </style:style>
    <style:style style:name="ta2" style:family="table" style:master-page-name="PageStyle_5f_Calculadora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ackground-color="#ff8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2a60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8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0">
      <style:table-cell-properties fo:background-color="#2a60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 style:data-style-name="N0">
      <style:table-cell-properties fo:background-color="#00a93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fo:color="#2a6099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fo:color="#ff8000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fo:color="#000000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fo:color="#ff0000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fo:color="#00a933"/>
    </style:style>
    <style:style style:name="T7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cros 1 i 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MACRO 1: Introdueix un nombre a la cel·la B1 i prem la tecla F3. Sortirà un missatge que dirà si és major, menor o igual que 10.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2">
          <table:table-cell table:style-name="ce2" office:value-type="string" calcext:value-type="string">
            <text:p>MACRO 2: Introdueix un nombre a la cel·la B2 i prem la tecla F4. Ens dirà si és parell o senar.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</table:table-row>
        <table:table-row table:style-name="ro3" table:number-rows-repeated="1048572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Calculadora" table:style-name="ta2">
        <office:forms form:automatic-focus="false" form:apply-design-mode="false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Default"/>
        <table:table-column table:style-name="co6" table:default-cell-style-name="ce3"/>
        <table:table-row table:style-name="ro4"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RESULTAT</text:p>
          </table:table-cell>
          <table:table-cell/>
          <table:table-cell table:style-name="ce13" office:value-type="string" calcext:value-type="string">
            <text:p><text:span text:style-name="T1">MACRO 3: Taula de bases. La primera fila canvia el nombre a</text:span><text:span text:style-name="T2"> </text:span><text:span text:style-name="T3">binari</text:span><text:span text:style-name="T4">, la segona a </text:span><text:span text:style-name="T2">octal</text:span><text:span text:style-name="T4">, la tercera a </text:span><text:span text:style-name="T5">decimal</text:span><text:span text:style-name="T4"> i la quarta a </text:span><text:span text:style-name="T6">hexadecimal</text:span><text:span text:style-name="T2">.</text:span></text:p>
          </table:table-cell>
        </table:table-row>
        <table:table-row table:style-name="ro4">
          <table:table-cell table:style-name="ce5" office:value-type="string" calcext:value-type="string">
            <text:p>1b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<text:span text:style-name="T7">A la columna «A» hem de posar les següents bases perquè detecti que s’ha de passar a binari, octal decimal o hexadecimal. </text:span><text:span text:style-name="T3">1b per binari</text:span><text:span text:style-name="T8">, </text:span><text:span text:style-name="T2">73 per octal</text:span><text:span text:style-name="T8">, </text:span><text:span text:style-name="T5">123 per decimal</text:span><text:span text:style-name="T8"> i </text:span><text:span text:style-name="T6">0x7B per hexadecimal.</text:span></text:p>
          </table:table-cell>
        </table:table-row>
        <table:table-row table:style-name="ro4">
          <table:table-cell table:style-name="ce6" office:value-type="float" office:value="73" calcext:value-type="float">
            <text:p>7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1" calcext:value-type="float">
            <text:p>11</text:p>
          </table:table-cell>
          <table:table-cell/>
          <table:table-cell table:style-name="ce14" office:value-type="string" calcext:value-type="string">
            <text:p>A la columna «B» hem de posar el nombre que volem canviar. A la «C» surt el resultat. Per executar la macro hem de prémer la tecla F5.</text:p>
          </table:table-cell>
        </table:table-row>
        <table:table-row table:style-name="ro4">
          <table:table-cell table:style-name="ce7" office:value-type="float" office:value="123" calcext:value-type="float">
            <text:p>123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style-name="ce8" office:value-type="string" calcext:value-type="string">
            <text:p>0x7B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2"/>
        </table:table-row>
        <table:table-row table:style-name="ro3" table:number-rows-repeated="1048570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cros_20_1_20_i_20_2" style:display-name="PageStyle_Macros 1 i 2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alculadora" style:display-name="PageStyle_Calculadora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0:26:20</meta:creation-date>
    <dc:language>es-ES</dc:language>
    <dc:date>2025-01-08T12:26:08</dc:date>
    <meta:editing-cycles>2</meta:editing-cycles>
    <meta:editing-duration>PT6M</meta:editing-duration>
    <meta:generator>LibreOffice/24.2.6.2$Linux_X86_64 LibreOffice_project/420$Build-2</meta:generator>
    <meta:document-statistic meta:table-count="2" meta:cell-count="22" meta:object-count="0"/>
    <meta:user-defined meta:name="AppVersion">15.0000</meta:user-defined>
  </office:meta>
</office:document-meta>
</file>